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68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22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68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05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title">
      <style:graphic-properties fo:min-height="3.256cm"/>
    </style:style>
    <style:style style:name="pr8" style:family="presentation" style:parent-style-name="ROSMaster1-notes">
      <style:graphic-properties draw:fill-color="#ffffff" fo:min-height="12.322cm"/>
    </style:style>
    <style:style style:name="pr9" style:family="presentation" style:parent-style-name="ROSMaster1-title">
      <style:graphic-properties draw:auto-grow-height="true" fo:min-height="3.507cm"/>
    </style:style>
    <style:style style:name="pr10" style:family="presentation" style:parent-style-name="ROSMaster1-title">
      <style:graphic-properties draw:fill-color="#ffffff" fo:min-height="3.256cm"/>
    </style:style>
    <style:style style:name="pr11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-33% 58%" fo:font-size="28pt" style:font-size-asian="28pt" style:font-size-complex="28pt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9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0" style:family="text">
      <style:text-properties style:text-position="0% 100%"/>
    </style:style>
    <style:style style:name="T11" style:family="text">
      <style:text-properties style:text-position="-33% 58%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Simulator Overview</text:p>
          </draw:text-box>
        </draw:frame>
        <draw:frame draw:style-name="gr4" draw:text-style-name="P6" draw:layer="layout" svg:width="24.13cm" svg:height="8.153cm" svg:x="1.905cm" svg:y="3.945cm">
          <draw:text-box>
            <text:list text:style-name="L3">
              <text:list-item>
                <text:p text:style-name="P5"><text:span text:style-name="T3">Gazebo</text:span></text:p>
              </text:list-item>
              <text:list-item>
                <text:p text:style-name="P5"><text:span text:style-name="T3">Ogre 1.6.3 (OpenGL), Assimp (Collada)</text:span></text:p>
              </text:list-item>
              <text:list-item>
                <text:p text:style-name="P5"><text:span text:style-name="T3">ODE / Bullet</text:span></text:p>
              </text:list-item>
              <text:list-item>
                <text:p text:style-name="P5"><text:span text:style-name="T3">Dynamic plugins</text:span></text:p>
              </text:list-item>
              <text:list-item>
                <text:p text:style-name="P5"><text:span text:style-name="T3">Example world file</text:span></text:p>
              </text:list-item>
              <text:list-item>
                <text:p text:style-name="P5"><text:span text:style-name="T3">Example model fil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Simulator Overview</text:p>
          </draw:text-box>
        </draw:frame>
        <draw:frame draw:style-name="gr5" draw:text-style-name="P6" draw:layer="layout" svg:width="24.13cm" svg:height="14.185cm" svg:x="1.905cm" svg:y="3.945cm">
          <draw:text-box>
            <text:list text:style-name="L3">
              <text:list-item>
                <text:p text:style-name="P5"><text:span text:style-name="T3">Under the Hood</text:span></text:p>
                <text:list>
                  <text:list-item>
                    <text:p text:style-name="P5"><text:span text:style-name="T4">Newton Euler's equation</text:span></text:p>
                  </text:list-item>
                  <text:list-item>
                    <text:p text:style-name="P5"><text:span text:style-name="T4">Constant time step size</text:span></text:p>
                    <text:list>
                      <text:list-item>
                        <text:p text:style-name="P5"><text:span text:style-name="T4">First order integrators</text:span></text:p>
                      </text:list-item>
                      <text:list-item>
                        <text:p text:style-name="P5"><text:span text:style-name="T4">1kHz for PR2</text:span></text:p>
                      </text:list-item>
                    </text:list>
                  </text:list-item>
                  <text:list-item>
                    <text:p text:style-name="P5"><text:span text:style-name="T4">Constrained Dynamics</text:span></text:p>
                    <text:list>
                      <text:list-item>
                        <text:p text:style-name="P5"><text:span text:style-name="T4">Prismatic, revolute with explicit damping. <text:s/>Fixed joints.</text:span></text:p>
                      </text:list-item>
                      <text:list-item>
                        <text:p text:style-name="P5"><text:span text:style-name="T4">Contact modeling</text:span></text:p>
                        <text:list>
                          <text:list-item>
                            <text:p text:style-name="P5"><text:span text:style-name="T4">Allows interpenetration with restorative forces.</text:span></text:p>
                          </text:list-item>
                          <text:list-item>
                            <text:p text:style-name="P5"><text:span text:style-name="T4">Decoupled x-y dry friction forc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list text:style-name="L1">
              <text:list-header>
                <text:p>Modeling the World</text:p>
              </text:list-header>
            </text:list>
          </draw:text-box>
        </draw:frame>
        <draw:frame draw:style-name="gr6" draw:text-style-name="P6" draw:layer="layout" svg:width="24.13cm" svg:height="12.104cm" svg:x="1.905cm" svg:y="3.945cm">
          <draw:text-box>
            <text:list text:style-name="L3">
              <text:list-item>
                <text:p text:style-name="P5"><text:span text:style-name="T3">An example world file</text:span></text:p>
                <text:list>
                  <text:list-item>
                    <text:p text:style-name="P5"><text:span text:style-name="T3">&lt;world&gt;</text:span><text:span text:style-name="T3"><text:line-break/></text:span><text:span text:style-name="T3"> <text:s/>&lt;physics:ode/&gt;</text:span><text:span text:style-name="T3"><text:line-break/></text:span><text:span text:style-name="T3"> <text:s/>&lt;rendering:gui/&gt;</text:span><text:span text:style-name="T3"><text:line-break/></text:span><text:span text:style-name="T3"> <text:s/>&lt;rendering:ogre/&gt;</text:span><text:span text:style-name="T3"><text:line-break/></text:span><text:span text:style-name="T3"> <text:s/>&lt;model:physical/&gt;</text:span><text:span text:style-name="T3"><text:line-break/></text:span><text:span text:style-name="T3">&lt;/world&gt;</text:span></text:p>
                    <text:p text:style-name="P5"><text:span text:style-name="T3"/></text:p>
                  </text:list-item>
                </text:list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list text:style-name="L1">
              <text:list-header>
                <text:p>Modeling the World</text:p>
              </text:list-header>
            </text:list>
          </draw:text-box>
        </draw:frame>
        <draw:frame draw:style-name="gr7" draw:text-style-name="P6" draw:layer="layout" svg:width="24.13cm" svg:height="14.738cm" svg:x="1.905cm" svg:y="3.945cm">
          <draw:text-box>
            <text:list text:style-name="L3">
              <text:list-item>
                <text:p text:style-name="P5"><text:span text:style-name="T3">An example model</text:span></text:p>
                <text:list>
                  <text:list-item>
                    <text:p text:style-name="P5"><text:span text:style-name="T3">&lt;?xml version="1.0" ?&gt;</text:span></text:p>
                    <text:p text:style-name="P5"><text:span text:style-name="T3">&lt;model:physical name=”model1” [xmlns:...]&gt; </text:span></text:p>
                    <text:p text:style-name="P5"><text:span text:style-name="T3"><text:s text:c="2"/></text:span><text:span text:style-name="T3">&lt;body:box name="box1"&gt;</text:span></text:p>
                    <text:p text:style-name="P5"><text:span text:style-name="T3"><text:s text:c="4"/></text:span><text:span text:style-name="T3">&lt;geom:box name="geom1"&gt;</text:span></text:p>
                    <text:p text:style-name="P5"><text:span text:style-name="T3"><text:s text:c="6"/></text:span><text:span text:style-name="T3">&lt;visual&gt;</text:span></text:p>
                    <text:p text:style-name="P5"><text:span text:style-name="T3"><text:s text:c="6"/></text:span><text:span text:style-name="T3">&lt;/visual&gt;</text:span></text:p>
                    <text:p text:style-name="P5"><text:span text:style-name="T3"><text:s text:c="4"/></text:span><text:span text:style-name="T3">&lt;/geom:box&gt;</text:span></text:p>
                    <text:p text:style-name="P5"><text:span text:style-name="T3"><text:s text:c="2"/></text:span><text:span text:style-name="T3">&lt;/body:box&gt;</text:span></text:p>
                    <text:p text:style-name="P5"><text:span text:style-name="T3">&lt;/model:physica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imulation Physic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Assumptions and Simplifications: <text:s/>notable assumptions.</text:p>
              </text:list-item>
              <text:list-item>
                <text:p>Solver Limitations and Tuning: <text:s/>How much control do we have of simulation physics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1.362cm" presentation:class="title" presentation:user-transformed="true">
          <draw:text-box>
            <text:p>Simulation Physics<text:line-break/><text:span text:style-name="T5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<text:span text:style-name="T4">3D rigid body dynamics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4">f=Ma</text:span></text:p>
                  </text:list-item>
                </text:list>
              </text:list-item>
            </text:list>
            <text:list text:continue-numbering="true" text:style-name="L4">
              <text:list-item>
                <text:p><text:span text:style-name="T4">Simple joint velocity constraints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4">J</text:span><text:span text:style-name="T6">1</text:span><text:span text:style-name="T7">v</text:span><text:span text:style-name="T6">1</text:span><text:span text:style-name="T7">+J</text:span><text:span text:style-name="T6">2</text:span><text:span text:style-name="T7">v</text:span><text:span text:style-name="T6">2</text:span><text:span text:style-name="T7">=c</text:span></text:p>
                  </text:list-item>
                </text:list>
              </text:list-item>
            </text:list>
            <text:list text:continue-numbering="true" text:style-name="L4">
              <text:list-item>
                <text:p><text:span text:style-name="T4">Contact models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4">J</text:span><text:span text:style-name="T6">c</text:span><text:span text:style-name="T7">v </text:span><text:span text:style-name="T8">≥ </text:span><text:span text:style-name="T9">c</text:span></text:p>
                  </text:list-item>
                  <text:list-item>
                    <text:p><text:span text:style-name="T4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1.362cm" presentation:class="title" presentation:user-transformed="true">
          <draw:text-box>
            <text:p>Simulation Physics<text:line-break/><text:span text:style-name="T5">Solver Limitations and Tuning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General numerical properties</text:p>
              </text:list-item>
            </text:list>
            <text:list text:continue-numbering="true" text:style-name="L4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4">
              <text:list-item>
                <text:p>Choosing a solver</text:p>
              </text:list-item>
            </text:list>
            <text:list text:continue-numbering="true" text:style-name="L4">
              <text:list-item>
                <text:list>
                  <text:list-item>
                    <text:p>Pivot – less stable, “exact” answer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1.362cm" presentation:class="title" presentation:user-transformed="true">
          <draw:text-box>
            <text:p>Simulation Physics<text:line-break/><text:span text:style-name="T5">Solver Limitations and Tuning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Tuning a physics solver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10">Model Stability</text:span></text:p>
                    <text:list>
                      <text:list-item>
                        <text:p><text:span text:style-name="T10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1">p</text:span><text:span text:style-name="T10">,K</text:span><text:span text:style-name="T11">d</text:span><text:span text:style-name="T10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3.507cm" svg:x="1.4cm" svg:y="1.337cm" presentation:class="title" presentation:user-transformed="true">
          <draw:text-box>
            <text:p>Simulation Physics<text:line-break/><text:span text:style-name="T12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Single Pendulum Example</text:p>
              </text:list-item>
            </text:list>
            <text:list text:continue-numbering="true" text:style-name="L4">
              <text:list-item>
                <text:list>
                  <text:list-item>
                    <text:p>Solution convergence</text:p>
                  </text:list-item>
                  <text:list-item>
                    <text:p>Simulation vs. analytical solution</text:p>
                  </text:list-item>
                </text:list>
              </text:list-item>
            </text:list>
            <text:list text:continue-numbering="true" text:style-name="L4">
              <text:list-item>
                <text:p>Double pendulum Example</text:p>
              </text:list-item>
            </text:list>
            <text:list text:continue-numbering="true" text:style-name="L4">
              <text:list-item>
                <text:list>
                  <text:list-item>
                    <text:p>Solution convergence</text:p>
                  </text:list-item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Modeling the Robot<text:line-break/><text:span text:style-name="T12">Robot Description File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4">
              <text:list-item>
                <text:p>Links</text:p>
              </text:list-item>
            </text:list>
            <text:list text:continue-numbering="true" text:style-name="L4">
              <text:list-item>
                <text:list>
                  <text:list-item>
                    <text:p>Must be a tree – one parent, multiple children (not required in Gazebo)</text:p>
                  </text:list-item>
                  <text:list-item>
                    <text:p>Inertial element – physics simulation (f=Ma)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contact joint creation and range sensor simulation (collision detection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Modeling the Robot<text:line-break/><text:span text:style-name="T12">Robot Description File (URDF)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Joints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13">Prismatic, revolute, ball (position only), etc..</text:span></text:p>
                  </text:list-item>
                  <text:list-item>
                    <text:p><text:span text:style-name="T13">Specify joint axis for prismatic and revolute.</text:span></text:p>
                  </text:list-item>
                  <text:list-item>
                    <text:p><text:span text:style-name="T13">Dynamic damping – damping force is proportional to velocity. <text:s/>CFL condition for the damping term.</text:span></text:p>
                  </text:list-item>
                  <text:list-item>
                    <text:p><text:span text:style-name="T13">Transmissions </text:span></text:p>
                    <text:list>
                      <text:list-item>
                        <text:p><text:span text:style-name="T14">joint state </text:span><text:span text:style-name="T15">↔ actuator states (motor)</text:span></text:p>
                      </text:list-item>
                      <text:list-item>
                        <text:p>Simple, Gripper, Wrist transmiss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Simulation Interface<text:line-break/><text:span text:style-name="T12">Simulation Plugins</text:span></text:p>
          </draw:text-box>
        </draw:frame>
        <draw:frame draw:style-name="gr8" draw:text-style-name="P6" draw:layer="layout" svg:width="24.13cm" svg:height="11.93cm" svg:x="1.905cm" svg:y="4.815cm">
          <draw:text-box>
            <text:list text:style-name="L3">
              <text:list-item>
                <text:p text:style-name="P9"><text:span text:style-name="T3">Creating simulator plugins</text:span></text:p>
                <text:list>
                  <text:list-item>
                    <text:p text:style-name="P9"><text:span text:style-name="T3">Example: </text:span><text:span text:style-name="T4">gazebo_plugins/src/gazebo_ros_template.cpp</text:span></text:p>
                    <text:list>
                      <text:list-item>
                        <text:p text:style-name="P9"><text:span text:style-name="T4">GZREGISTER_DYNAMIC_CONTROLLER()</text:span></text:p>
                      </text:list-item>
                      <text:list-item>
                        <text:p text:style-name="P9"><text:span text:style-name="T4">LoadChild()</text:span></text:p>
                      </text:list-item>
                      <text:list-item>
                        <text:p text:style-name="P9"><text:span text:style-name="T4">InitChild()</text:span></text:p>
                      </text:list-item>
                      <text:list-item>
                        <text:p text:style-name="P9"><text:span text:style-name="T4">UpdateChild()</text:span></text:p>
                      </text:list-item>
                      <text:list-item>
                        <text:p text:style-name="P9"><text:span text:style-name="T4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Simulation Interface<text:line-break/><text:span text:style-name="T12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Using gazebo_tools to spawn obje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Robot Interface</text:p>
          </draw:text-box>
        </draw:frame>
        <draw:frame draw:style-name="gr9" draw:text-style-name="P6" draw:layer="layout" svg:width="24.13cm" svg:height="14.47cm" svg:x="1.905cm" svg:y="4.845cm">
          <draw:text-box>
            <text:list text:style-name="L3">
              <text:list-item>
                <text:p text:style-name="P9"><text:span text:style-name="T3">Mechanism control through ROS</text:span></text:p>
                <text:list>
                  <text:list-item>
                    <text:p text:style-name="P9"><text:span text:style-name="T3">controller_manager plugin</text:span></text:p>
                  </text:list-item>
                  <text:list-item text:style-override="L5">
                    <text:p text:style-name="P9"><text:span text:style-name="T3">/joint_states</text:span></text:p>
                  </text:list-item>
                </text:list>
              </text:list-item>
              <text:list-item>
                <text:p text:style-name="P9"><text:span text:style-name="T3">Sensor plugins ROS topics</text:span></text:p>
                <text:list>
                  <text:list-item>
                    <text:p text:style-name="P9"><text:span text:style-name="T3">/base_scan</text:span></text:p>
                  </text:list-item>
                  <text:list-item>
                    <text:p text:style-name="P9"><text:span text:style-name="T3">/tilt_scan</text:span></text:p>
                  </text:list-item>
                  <text:list-item>
                    <text:p text:style-name="P9"><text:span text:style-name="T3">/narrow_stereo/*</text:span></text:p>
                  </text:list-item>
                  <text:list-item>
                    <text:p text:style-name="P9"><text:span text:style-name="T3">/wide_stereo/*</text:span></text:p>
                  </text:list-item>
                  <text:list-item>
                    <text:p text:style-name="P9"><text:span text:style-name="T3">/l_forearm_cam/*</text:span></text:p>
                  </text:list-item>
                  <text:list-item>
                    <text:p text:style-name="P9"><text:span text:style-name="T3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338cm" presentation:class="title" presentation:user-transformed="true">
          <draw:text-box>
            <text:p text:style-name="P4">Robot Interface<text:line-break/><text:span text:style-name="T12">PR2 ROS Interfa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Robot Interface<text:line-break/><text:span text:style-name="T12">PR2 ROS Interface</text:span></text:p>
          </draw:text-box>
        </draw:frame>
        <draw:frame draw:style-name="gr10" draw:text-style-name="P6" draw:layer="layout" svg:width="24.13cm" svg:height="11.93cm" svg:x="1.905cm" svg:y="4.745cm">
          <draw:text-box>
            <text:list text:style-name="L3">
              <text:list-item>
                <text:p text:style-name="P9"><text:span text:style-name="T3">Power (battery) simulation</text:span></text:p>
              </text:list-item>
              <text:list-item>
                <text:p text:style-name="P9"><text:span text:style-name="T3">IMU simu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Robot Interface<text:line-break/><text:span text:style-name="T12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<text:span text:style-name="T3">Single actuator controlled joint</text:span></text:p>
              </text:list-item>
              <text:list-item>
                <text:p><text:span text:style-name="T3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Miscellaneous<text:line-break/><text:span text:style-name="T12">Debugging with Gazebo</text:span></text:p>
          </draw:text-box>
        </draw:frame>
        <draw:frame draw:style-name="gr11" draw:text-style-name="P6" draw:layer="layout" svg:width="24.13cm" svg:height="8.755cm" svg:x="1.905cm" svg:y="4.845cm">
          <draw:text-box>
            <text:list text:style-name="L3">
              <text:list-item>
                <text:p text:style-name="P5"><text:span text:style-name="T3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placeholder="true">
          <draw:text-box/>
        </draw:frame>
        <draw:frame draw:style-name="gr12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0.962cm" presentation:class="title" presentation:placeholder="true">
          <draw:text-box/>
        </draw:frame>
        <draw:frame draw:style-name="gr13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2" presentation:presentation-page-layout-name="AL3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4-01T16:50:12</dc:date>
    <meta:editing-cycles>18</meta:editing-cycles>
    <meta:editing-duration>PT08H16M02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